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fc45" officeooo:paragraph-rsid="001efc45"/>
    </style:style>
    <style:style style:name="P2" style:family="paragraph" style:parent-style-name="Standard">
      <style:text-properties officeooo:rsid="001efc45" officeooo:paragraph-rsid="00201c2a"/>
    </style:style>
    <style:style style:name="P3" style:family="paragraph" style:parent-style-name="Standard">
      <style:text-properties officeooo:rsid="00215c41" officeooo:paragraph-rsid="00215c41"/>
    </style:style>
    <style:style style:name="T1" style:family="text">
      <style:text-properties officeooo:rsid="00201c2a"/>
    </style:style>
    <style:style style:name="T2" style:family="text">
      <style:text-properties officeooo:rsid="00215c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 ПРИШЕЛ</text:p>
      <text:p text:style-name="P1"/>
      <text:p text:style-name="P2">Это вопрос, который многие задают, когда я говорю о буддизме. Вопрос, в принципе, не очень важный. Буддизм – это и есть путь, и важнее, не как к нему приходят, а как по нему идут. Началось все просто с интереса. <text:span text:style-name="T2">Иногда краем уха я что-то слышал, и то, что я слышал, мне нравилось. </text:span>Решил в ноябре прочитать книгу по буддологии, не дочитал, но что-то она оставила, и в конце апреля я к этой теме вернулся. Ну и пошло – за книгой книга, размышления, в середине мая начал практиковать медитацию, потом было несколько особенно хороших книг, и из просто интересующегося я стал адептом. Никакого обряда не было, да это и не нужно. Тут нужно отметить, что, подобно стандартной для христианина формулировки “Я верю в Бога” стандартная формулировка для буддиста - “Я принимаю Прибежище в Трех Драгоценностях – Будде, Дхарме и Сангхе” (подробнее об этом – потом). Так вот, принятие Прибежища – некий внутренний осознанный акт, не нужно никуда ехать, никаких ритуалов. <text:span text:style-name="T1">Что значит быть буддистом – хороший вопрос, о котором я тоже напишу. Буддизм можно назвать религией, но с некоторыми оговорками. Он не предполагает и не требует безосновательной веры. Нет мистики и сверхъестественного, есть красивая мифология, к которой так и надо относиться – как к мифологии, особому поэтическому средству передачи информации и опыта. (Таким образом, я по-прежнему атеист, хоть это может показаться странным на первый взгляд.) Буддизм также можно назвать философией, но это не абстрактная, оторванная от реальности мыслительная конструкция. Он пронимает в каждую сферу жизни человека и благотворно на нее влияет.</text:span></text:p>
      <text:p text:style-name="P2"><text:span text:style-name="T1">В Москве, насколько я знаю, буддийский храм всего один и еще не больше десятка центров, где проводятся лекции и ритуалы. Я бывал в таких центрах всего три раза, мне понравилось, но это не основа. Я, можно сказать, буддист книжный, в том смысле, что почерпнул все свои знания из книг, собственного опыта и размышлений, а не от общения с людьми. </text:span><text:s/><text:span text:style-name="T2">Вообще большой, полноценный разговор с людьми о буддизме (я рассказывал, они внимали) у меня был всего раз.</text:span></text:p>
      <text:p text:style-name="P3">Буддизм – название европейское, мы называем свою религию Дхарма, что значит просто Учение. Дхарма – это не цель, Дхарма, как неоднократно говорится в священных текстах, - это средство, плот для переправы на берег свободы от страданий, палец, указывающий на истин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7:47:49.334882134</meta:creation-date>
    <dc:date>2018-09-05T18:44:29.877024538</dc:date>
    <meta:editing-duration>PT24M50S</meta:editing-duration>
    <meta:editing-cycles>1</meta:editing-cycles>
    <meta:document-statistic meta:table-count="0" meta:image-count="0" meta:object-count="0" meta:page-count="1" meta:paragraph-count="4" meta:word-count="359" meta:character-count="2314" meta:non-whitespace-character-count="1949"/>
    <meta:generator>LibreOffice/6.0.3.2$Linux_X86_64 LibreOffice_project/00m0$Build-2</meta:generator>
  </office:meta>
</office:document-meta>
</file>